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5d51d" officeooo:paragraph-rsid="0015d51d"/>
    </style:style>
    <style:style style:name="P2" style:family="paragraph" style:parent-style-name="Standard" style:list-style-name="L1">
      <style:text-properties officeooo:rsid="00177751" officeooo:paragraph-rsid="00177751"/>
    </style:style>
    <style:style style:name="P3" style:family="paragraph" style:parent-style-name="Standard" style:list-style-name="L1">
      <style:text-properties officeooo:rsid="0017c839" officeooo:paragraph-rsid="0017c839"/>
    </style:style>
    <style:style style:name="P4" style:family="paragraph" style:parent-style-name="Standard" style:list-style-name="L1">
      <style:text-properties officeooo:rsid="0018b324" officeooo:paragraph-rsid="0018b324"/>
    </style:style>
    <style:style style:name="P5" style:family="paragraph" style:parent-style-name="Standard">
      <style:text-properties officeooo:rsid="0018b324" officeooo:paragraph-rsid="0018b3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55122875" text:style-name="L1">
        <text:list-item>
          <text:p text:style-name="P1">Can you describe what happens in the video advert?</text:p>
          <text:p text:style-name="P2">The children fall of the tree.</text:p>
        </text:list-item>
        <text:list-item>
          <text:p text:style-name="P1">What did the mother Siobhan do when her daughter choked and did it work? </text:p>
          <text:p text:style-name="P3">The lollipop stack in her stuck and her mom slap in the back</text:p>
        </text:list-item>
        <text:list-item>
          <text:p text:style-name="P4">According to the nuse. Why do most people enroll in a first aid course?</text:p>
        </text:list-item>
      </text:list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0:57:54.630931110</meta:creation-date>
    <dc:date>2018-12-03T11:07:04.578969584</dc:date>
    <meta:editing-duration>PT9M8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6" meta:word-count="59" meta:character-count="291" meta:non-whitespace-character-count="238"/>
  </office:meta>
</office:document-meta>
</file>